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6.96cm" fo:min-width="10.21cm" fo:padding-top="0.175cm" fo:padding-bottom="0.175cm" fo:padding-left="0.3cm" fo:padding-right="0.3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839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6" style:family="graphic" style:parent-style-name="objectwithoutfill">
      <style:graphic-properties svg:stroke-color="#3465a4"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margin-top="1cm" fo:margin-bottom="0cm" fo:text-align="center"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11.6cm" svg:height="8.1cm" svg:x="8.2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8cm" svg:y1="12.7cm" svg:x2="18cm" svg:y2="15.5cm">
          <text:p/>
        </draw:line>
        <draw:frame draw:style-name="gr3" draw:text-style-name="P3" draw:layer="layout" svg:width="2.5cm" svg:height="0.641cm" draw:transform="rotate (-1.5707963267949) translate (18.641cm 13.2cm)">
          <draw:text-box>
            <text:p><text:span text:style-name="T1">LED_OUT</text:span></text:p>
          </draw:text-box>
        </draw:frame>
        <draw:line draw:style-name="gr2" draw:text-style-name="P4" draw:layer="layout" svg:x1="10.5cm" svg:y1="12.7cm" svg:x2="10.5cm" svg:y2="15.5cm">
          <text:p/>
        </draw:line>
        <draw:line draw:style-name="gr2" draw:text-style-name="P4" draw:layer="layout" svg:x1="13cm" svg:y1="15.5cm" svg:x2="13cm" svg:y2="12.7cm">
          <text:p/>
        </draw:line>
        <draw:line draw:style-name="gr2" draw:text-style-name="P4" draw:layer="layout" svg:x1="13.6cm" svg:y1="15.5cm" svg:x2="13.6cm" svg:y2="12.7cm">
          <text:p/>
        </draw:line>
        <draw:line draw:style-name="gr2" draw:text-style-name="P4" draw:layer="layout" svg:x1="14.4cm" svg:y1="15.5cm" svg:x2="14.4cm" svg:y2="12.7cm">
          <text:p/>
        </draw:line>
        <draw:line draw:style-name="gr2" draw:text-style-name="P4" draw:layer="layout" svg:x1="15cm" svg:y1="12.7cm" svg:x2="15cm" svg:y2="15.5cm">
          <text:p/>
        </draw:line>
        <draw:line draw:style-name="gr2" draw:text-style-name="P4" draw:layer="layout" svg:x1="9.5cm" svg:y1="15.5cm" svg:x2="9.5cm" svg:y2="12.7cm">
          <text:p/>
        </draw:line>
        <draw:frame draw:style-name="gr3" draw:text-style-name="P3" draw:layer="layout" svg:width="1.8cm" svg:height="0.641cm" draw:transform="rotate (1.5707963267949) translate (8.827cm 15.294cm)">
          <draw:text-box>
            <text:p><text:span text:style-name="T1">RXD_IN</text:span></text:p>
          </draw:text-box>
        </draw:frame>
        <draw:frame draw:style-name="gr3" draw:text-style-name="P3" draw:layer="layout" svg:width="2.3cm" svg:height="0.641cm" draw:transform="rotate (-1.5707963267949) translate (11.141cm 13.1cm)">
          <draw:text-box>
            <text:p><text:span text:style-name="T1">TXD_OUT</text:span></text:p>
          </draw:text-box>
        </draw:frame>
        <draw:frame draw:style-name="gr3" draw:text-style-name="P3" draw:layer="layout" svg:width="2.1cm" svg:height="0.641cm" draw:transform="rotate (1.5707963267949) translate (12.4cm 15.5cm)">
          <draw:text-box>
            <text:p><text:span text:style-name="T1">CS_IN</text:span></text:p>
          </draw:text-box>
        </draw:frame>
        <draw:frame draw:style-name="gr3" draw:text-style-name="P3" draw:layer="layout" svg:width="1.8cm" svg:height="0.641cm" draw:transform="rotate (1.5707963267949) translate (13.011cm 15.5cm)">
          <draw:text-box>
            <text:p><text:span text:style-name="T1">SCK_IN</text:span></text:p>
          </draw:text-box>
        </draw:frame>
        <draw:frame draw:style-name="gr3" draw:text-style-name="P3" draw:layer="layout" svg:width="2cm" svg:height="0.641cm" draw:transform="rotate (1.5707963267949) translate (13.8cm 15.5cm)">
          <draw:text-box>
            <text:p><text:span text:style-name="T1">MOSI_IN</text:span></text:p>
          </draw:text-box>
        </draw:frame>
        <draw:frame draw:style-name="gr4" draw:text-style-name="P3" draw:layer="layout" svg:width="2.339cm" svg:height="0.641cm" draw:transform="rotate (-1.5707963267949) translate (15.541cm 13.1cm)">
          <draw:text-box>
            <text:p><text:span text:style-name="T1">MISO_OUT</text:span></text:p>
          </draw:text-box>
        </draw:frame>
        <draw:custom-shape draw:style-name="gr5" draw:text-style-name="P5" xml:id="id1" draw:id="id1" draw:layer="layout" svg:width="2.5cm" svg:height="2.5cm" svg:x="8.75cm" svg:y="10.25cm">
          <text:p text:style-name="P5">UART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5cm" svg:height="2.5cm" svg:x="12.75cm" svg:y="10.25cm">
          <text:p text:style-name="P5">SPI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5cm" svg:height="2.5cm" svg:x="16.75cm" svg:y="10.25cm">
          <text:p text:style-name="P5">WS2812</text:p>
          <text:p text:style-name="P5">Encoder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5cm" svg:height="2.5cm" svg:x="12.75cm" svg:y="5.75cm">
          <text:p text:style-name="P5">Control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0cm" svg:y1="10.25cm" svg:x2="14cm" svg:y2="8.25cm" draw:start-shape="id1" draw:end-shape="id2" svg:d="M10000 10250v-1000h4000v-1000" svg:viewBox="0 0 4001 2001">
          <text:p/>
        </draw:connector>
        <draw:connector draw:style-name="gr6" draw:text-style-name="P4" draw:layer="layout" svg:x1="14cm" svg:y1="10.25cm" svg:x2="14cm" svg:y2="8.25cm" draw:start-shape="id3" draw:end-shape="id2" svg:d="M14000 10250v-2000" svg:viewBox="0 0 1 2001">
          <text:p/>
        </draw:connector>
        <draw:connector draw:style-name="gr7" draw:text-style-name="P4" draw:layer="layout" svg:x1="19.8cm" svg:y1="9.25cm" svg:x2="19.8cm" svg:y2="9.25cm" draw:start-shape="id4" draw:end-shape="id4" svg:d="M19800 9250z" svg:viewBox="0 0 1 1">
          <text:p/>
        </draw:connector>
        <draw:connector draw:style-name="gr6" draw:text-style-name="P4" draw:layer="layout" svg:x1="14cm" svg:y1="8.25cm" svg:x2="18cm" svg:y2="10.25cm" draw:start-shape="id2" draw:end-shape="id5" svg:d="M14000 8250v1000h4000v1000" svg:viewBox="0 0 4001 2001">
          <text:p/>
        </draw:connector>
        <draw:frame draw:style-name="gr8" draw:text-style-name="P7" draw:layer="layout" svg:width="3.3cm" svg:height="0.721cm" svg:x="12.3cm" svg:y="8.679cm">
          <draw:text-box>
            <text:p text:style-name="P6"><text:span text:style-name="T2">Wishbone-Bu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17:10:15.959000000</meta:creation-date>
    <dc:date>2017-05-09T21:34:12.292000000</dc:date>
    <meta:editing-duration>PT39M34S</meta:editing-duration>
    <meta:editing-cycles>10</meta:editing-cycles>
    <meta:generator>LibreOffice/5.3.2.2$Windows_X86_64 LibreOffice_project/6cd4f1ef626f15116896b1d8e1398b56da0d0ee1</meta:generator>
    <meta:document-statistic meta:object-count="24"/>
  </office:meta>
</office:document-meta>
</file>